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table:number-columns-repeated="2"/>
        </table:table-row>
        <table:table-row table:style-name="ro2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table:number-columns-repeated="2"/>
        </table:table-row>
        <table:table-row table:style-name="ro2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2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2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table:number-columns-repeated="2"/>
        </table:table-row>
        <table:table-row table:style-name="ro2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6-11-12" calcext:value-type="date">
            <text:p>Saturday, 2016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4" calcext:value-type="date">
            <text:p>Monday, 2016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16" calcext:value-type="date">
            <text:p>Wednesday, 2016-11-16</text:p>
          </table:table-cell>
          <table:table-cell table:style-name="ce6"/>
          <table:table-cell table:style-name="ce6" office:value-type="time" office:time-value="PT02H30M00S" calcext:value-type="time">
            <text:p>02:3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21" calcext:value-type="date">
            <text:p>Monday, 2016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2" calcext:value-type="date">
            <text:p>Tuesday, 2016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3" calcext:value-type="date">
            <text:p>Wednesday, 2016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4" calcext:value-type="date">
            <text:p>Thursday, 2016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5" calcext:value-type="date">
            <text:p>Friday, 2016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8" calcext:value-type="date">
            <text:p>Monday, 2016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9" calcext:value-type="date">
            <text:p>Tuesday, 2016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30" calcext:value-type="date">
            <text:p>Wednesday, 2016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1" calcext:value-type="date">
            <text:p>Thursday, 2016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2" calcext:value-type="date">
            <text:p>Friday, 2016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3" calcext:value-type="date">
            <text:p>Saturday, 2016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4" calcext:value-type="date">
            <text:p>Sunday, 2016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5" calcext:value-type="date">
            <text:p>Monday, 2016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6" calcext:value-type="date">
            <text:p>Tuesday, 2016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7" calcext:value-type="date">
            <text:p>Wednesday, 2016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8" calcext:value-type="date">
            <text:p>Thursday, 2016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9" calcext:value-type="date">
            <text:p>Friday, 2016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13H30M00S" calcext:value-type="time">
            <text:p>13:30</text:p>
          </table:table-cell>
          <table:table-cell table:style-name="ce7" table:formula="of:=SUM([.C4:.C120])" office:value-type="time" office:time-value="PT30H55M00S" calcext:value-type="time">
            <text:p>30:55</text:p>
          </table:table-cell>
          <table:table-cell table:style-name="ce7" table:formula="of:=SUM([.D4:.D120])" office:value-type="time" office:time-value="PT13H30M00S" calcext:value-type="time">
            <text:p>13:30</text:p>
          </table:table-cell>
          <table:table-cell/>
          <table:table-cell table:style-name="ce10" table:formula="of:=SUM([.B122:.D122])" office:value-type="time" office:time-value="PT57H55M00S" calcext:value-type="time">
            <text:p>57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 style:data-style-name="N2" text:time-value="22:19:31.03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17M57S</meta:editing-duration>
    <meta:editing-cycles>15</meta:editing-cycles>
    <meta:generator>LibreOffice/5.1.6.2$Windows_x86 LibreOffice_project/07ac168c60a517dba0f0d7bc7540f5afa45f0909</meta:generator>
    <meta:initial-creator>Kai Mindermann</meta:initial-creator>
    <dc:date>2016-11-20T22:20:56.159000000</dc:date>
    <meta:document-statistic meta:table-count="1" meta:cell-count="172" meta:object-count="0"/>
  </office:meta>
</office:document-meta>
</file>